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.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ap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.setOnBlu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.setOnFocu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.Map( Element elemen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.Map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.Map( String elemen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.Map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